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679cm"/>
    </style:style>
    <style:style style:name="gr5" style:family="graphic" style:parent-style-name="standard">
      <style:graphic-properties draw:stroke="none" draw:fill="none" fo:min-height="0.651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2.498cm" draw:transform="rotate (1.55945168665693) translate (9.7cm 4.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g>
            <draw:line draw:style-name="gr2" draw:text-style-name="P1" draw:layer="layout" svg:x1="4.599cm" svg:y1="3.75cm" svg:x2="18.999cm" svg:y2="3.75cm">
              <text:p/>
            </draw:line>
            <draw:line draw:style-name="gr3" draw:text-style-name="P1" draw:layer="layout" svg:x1="6.399cm" svg:y1="3.6cm" svg:x2="6.399cm" svg:y2="3.9cm">
              <text:p/>
            </draw:line>
            <draw:line draw:style-name="gr3" draw:text-style-name="P1" draw:layer="layout" svg:x1="15.799cm" svg:y1="3.6cm" svg:x2="15.799cm" svg:y2="3.9cm">
              <text:p/>
            </draw:line>
            <draw:line draw:style-name="gr3" draw:text-style-name="P1" draw:layer="layout" svg:x1="12.199cm" svg:y1="3.6cm" svg:x2="12.199cm" svg:y2="3.9cm">
              <text:p/>
            </draw:line>
            <draw:line draw:style-name="gr3" draw:text-style-name="P1" draw:layer="layout" svg:x1="9.499cm" svg:y1="3.6cm" svg:x2="9.499cm" svg:y2="3.9cm">
              <text:p/>
            </draw:line>
            <draw:line draw:style-name="gr3" draw:text-style-name="P1" draw:layer="layout" svg:x1="7.599cm" svg:y1="3.6cm" svg:x2="7.599cm" svg:y2="3.9cm">
              <text:p/>
            </draw:line>
          </draw:g>
          <draw:frame draw:style-name="gr4" draw:text-style-name="P2" draw:layer="layout" svg:width="0.874cm" svg:height="0.929cm" svg:x="5.925cm" svg:y="3.571cm">
            <draw:text-box>
              <text:p text:style-name="P2"><text:span text:style-name="T1">p</text:span><text:span text:style-name="T2">0</text:span></text:p>
            </draw:text-box>
          </draw:frame>
          <draw:frame draw:style-name="gr4" draw:text-style-name="P2" draw:layer="layout" svg:width="0.874cm" svg:height="0.929cm" svg:x="5.925cm" svg:y="3.572cm">
            <draw:text-box>
              <text:p text:style-name="P2"><text:span text:style-name="T1">p</text:span><text:span text:style-name="T2">0</text:span></text:p>
            </draw:text-box>
          </draw:frame>
          <draw:frame draw:style-name="gr4" draw:text-style-name="P2" draw:layer="layout" svg:width="0.874cm" svg:height="0.929cm" svg:x="7.125cm" svg:y="3.572cm">
            <draw:text-box>
              <text:p text:style-name="P2"><text:span text:style-name="T1">p</text:span><text:span text:style-name="T2">1</text:span></text:p>
            </draw:text-box>
          </draw:frame>
          <draw:frame draw:style-name="gr5" draw:text-style-name="P2" draw:layer="layout" svg:width="0.874cm" svg:height="0.901cm" svg:x="9.025cm" svg:y="3.6cm">
            <draw:text-box>
              <text:p text:style-name="P2"><text:span text:style-name="T1">p</text:span><text:span text:style-name="T2">2</text:span></text:p>
            </draw:text-box>
          </draw:frame>
          <draw:frame draw:style-name="gr4" draw:text-style-name="P2" draw:layer="layout" svg:width="0.874cm" svg:height="0.929cm" svg:x="11.682cm" svg:y="3.572cm">
            <draw:text-box>
              <text:p text:style-name="P2"><text:span text:style-name="T1">p</text:span><text:span text:style-name="T2">3</text:span></text:p>
            </draw:text-box>
          </draw:frame>
          <draw:frame draw:style-name="gr4" draw:text-style-name="P2" draw:layer="layout" svg:width="0.874cm" svg:height="0.929cm" svg:x="15.325cm" svg:y="3.572cm">
            <draw:text-box>
              <text:p text:style-name="P2"><text:span text:style-name="T1">p</text:span><text:span text:style-name="T2">4</text:span></text:p>
            </draw:text-box>
          </draw:frame>
        </draw:g>
        <draw:custom-shape draw:style-name="gr1" draw:text-style-name="P1" draw:layer="layout" svg:width="0.4cm" svg:height="2.002cm" draw:transform="rotate (1.55945168665693) translate (4.2cm 4.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0.4cm" svg:height="3.3cm" draw:transform="rotate (1.55945168665693) translate (12.397cm 4.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0.4cm" svg:height="1.7cm" draw:transform="rotate (1.55945168665693) translate (7.698cm 4.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0.4cm" svg:height="1.099cm" draw:transform="rotate (1.55945168665693) translate (6.401cm 4.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0.4cm" svg:height="3.396cm" draw:transform="rotate (1.55945168665693) translate (15.999cm 4.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17.699cm" svg:height="0.95cm" svg:x="1.844cm" svg:y="4.6cm">
          <draw:text-box>
            <text:p text:style-name="P2"><text:span text:style-name="T1"><text:s text:c="25"/></text:span><text:span text:style-name="T1">0 <text:s text:c="12"/>1 <text:s text:c="10"/>2 <text:s text:c="18"/>3 <text:s text:c="23"/>4 <text:s text:c="28"/>5 <text:s text:c="6"/></text:span></text:p>
          </draw:text-box>
        </draw:frame>
        <draw:custom-shape draw:style-name="gr1" draw:text-style-name="P1" draw:layer="layout" svg:width="0.4cm" svg:height="2.498cm" draw:transform="rotate (1.55945168665693) translate (9.801cm 11.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g>
            <draw:line draw:style-name="gr2" draw:text-style-name="P1" draw:layer="layout" svg:x1="4.7cm" svg:y1="10.85cm" svg:x2="19.1cm" svg:y2="10.85cm">
              <text:p/>
            </draw:line>
            <draw:line draw:style-name="gr3" draw:text-style-name="P1" draw:layer="layout" svg:x1="6.5cm" svg:y1="10.7cm" svg:x2="6.5cm" svg:y2="11cm">
              <text:p/>
            </draw:line>
            <draw:line draw:style-name="gr3" draw:text-style-name="P1" draw:layer="layout" svg:x1="15.9cm" svg:y1="10.7cm" svg:x2="15.9cm" svg:y2="11cm">
              <text:p/>
            </draw:line>
            <draw:line draw:style-name="gr3" draw:text-style-name="P1" draw:layer="layout" svg:x1="12.3cm" svg:y1="10.7cm" svg:x2="12.3cm" svg:y2="11cm">
              <text:p/>
            </draw:line>
            <draw:line draw:style-name="gr3" draw:text-style-name="P1" draw:layer="layout" svg:x1="9.6cm" svg:y1="10.7cm" svg:x2="9.6cm" svg:y2="11cm">
              <text:p/>
            </draw:line>
            <draw:line draw:style-name="gr3" draw:text-style-name="P1" draw:layer="layout" svg:x1="7.7cm" svg:y1="10.7cm" svg:x2="7.7cm" svg:y2="11cm">
              <text:p/>
            </draw:line>
          </draw:g>
          <draw:frame draw:style-name="gr4" draw:text-style-name="P2" draw:layer="layout" svg:width="0.874cm" svg:height="0.929cm" svg:x="6.026cm" svg:y="10.671cm">
            <draw:text-box>
              <text:p text:style-name="P2"><text:span text:style-name="T1">p</text:span><text:span text:style-name="T2">0</text:span></text:p>
            </draw:text-box>
          </draw:frame>
          <draw:frame draw:style-name="gr4" draw:text-style-name="P2" draw:layer="layout" svg:width="0.874cm" svg:height="0.929cm" svg:x="6.026cm" svg:y="10.672cm">
            <draw:text-box>
              <text:p text:style-name="P2"><text:span text:style-name="T1">p</text:span><text:span text:style-name="T2">0</text:span></text:p>
            </draw:text-box>
          </draw:frame>
          <draw:frame draw:style-name="gr4" draw:text-style-name="P2" draw:layer="layout" svg:width="0.874cm" svg:height="0.929cm" svg:x="7.226cm" svg:y="10.672cm">
            <draw:text-box>
              <text:p text:style-name="P2"><text:span text:style-name="T1">p</text:span><text:span text:style-name="T2">1</text:span></text:p>
            </draw:text-box>
          </draw:frame>
          <draw:frame draw:style-name="gr5" draw:text-style-name="P2" draw:layer="layout" svg:width="0.874cm" svg:height="0.901cm" svg:x="9.126cm" svg:y="10.7cm">
            <draw:text-box>
              <text:p text:style-name="P2"><text:span text:style-name="T1">p</text:span><text:span text:style-name="T2">2</text:span></text:p>
            </draw:text-box>
          </draw:frame>
          <draw:frame draw:style-name="gr4" draw:text-style-name="P2" draw:layer="layout" svg:width="0.874cm" svg:height="0.929cm" svg:x="11.783cm" svg:y="10.672cm">
            <draw:text-box>
              <text:p text:style-name="P2"><text:span text:style-name="T1">p</text:span><text:span text:style-name="T2">3</text:span></text:p>
            </draw:text-box>
          </draw:frame>
          <draw:frame draw:style-name="gr4" draw:text-style-name="P2" draw:layer="layout" svg:width="0.874cm" svg:height="0.929cm" svg:x="15.426cm" svg:y="10.672cm">
            <draw:text-box>
              <text:p text:style-name="P2"><text:span text:style-name="T1">p</text:span><text:span text:style-name="T2">4</text:span></text:p>
            </draw:text-box>
          </draw:frame>
        </draw:g>
        <draw:custom-shape draw:style-name="gr1" draw:text-style-name="P1" draw:layer="layout" svg:width="0.4cm" svg:height="2.002cm" draw:transform="rotate (1.55945168665693) translate (4.301cm 11.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0.4cm" svg:height="3.301cm" draw:transform="rotate (1.55945168665693) translate (12.498cm 11.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0.4cm" svg:height="1.7cm" draw:transform="rotate (1.55945168665693) translate (7.799cm 11.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0.4cm" svg:height="1.099cm" draw:transform="rotate (1.55945168665693) translate (6.502cm 11.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0.4cm" svg:height="3.396cm" draw:transform="rotate (1.55945168665693) translate (16.1cm 11.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17.699cm" svg:height="0.95cm" svg:x="1.901cm" svg:y="11.705cm">
          <draw:text-box>
            <text:p text:style-name="P2"><text:span text:style-name="T1"><text:s text:c="25"/></text:span><text:span text:style-name="T1">-1 <text:s text:c="11"/>0 <text:s text:c="10"/>1 <text:s text:c="18"/>2 <text:s text:c="23"/>3 <text:s text:c="27"/>-1 <text:s text:c="6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d Klein</meta:initial-creator>
    <meta:creation-date>2016-02-07T16:04:01.040325185</meta:creation-date>
    <dc:date>2016-02-07T16:42:04.980219884</dc:date>
    <dc:creator>Bernd Klein</dc:creator>
    <meta:editing-duration>PT26M2S</meta:editing-duration>
    <meta:editing-cycles>2</meta:editing-cycles>
    <meta:generator>LibreOffice/4.2.8.2$Linux_X86_64 LibreOffice_project/420m0$Build-2</meta:generator>
    <meta:document-statistic meta:object-count="42"/>
  </office:meta>
</office:document-meta>
</file>